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Cursor" svg:font-family="TeXGyreCurso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29932" officeooo:paragraph-rsid="0013d3ae"/>
    </style:style>
    <style:style style:name="P2" style:family="paragraph" style:parent-style-name="Standard">
      <style:text-properties fo:language="en" fo:country="US" officeooo:rsid="00157276" officeooo:paragraph-rsid="00157276"/>
    </style:style>
    <style:style style:name="P3" style:family="paragraph" style:parent-style-name="Standard">
      <style:text-properties style:font-name="Verdana" fo:font-size="11pt" fo:language="en" fo:country="US" officeooo:rsid="00129932" officeooo:paragraph-rsid="00129932" style:font-size-asian="11pt" style:font-size-complex="11pt"/>
    </style:style>
    <style:style style:name="P4" style:family="paragraph" style:parent-style-name="Standard">
      <style:text-properties style:font-name="Verdana" fo:font-size="11pt" fo:language="en" fo:country="US" officeooo:rsid="00129932" officeooo:paragraph-rsid="0013d3ae" style:font-size-asian="11pt" style:font-size-complex="11pt"/>
    </style:style>
    <style:style style:name="P5" style:family="paragraph" style:parent-style-name="Standard">
      <style:text-properties style:font-name="Verdana" fo:font-size="11pt" fo:language="en" fo:country="US" officeooo:rsid="0013d3ae" officeooo:paragraph-rsid="0013d3ae" style:font-size-asian="11pt" style:font-size-complex="11pt"/>
    </style:style>
    <style:style style:name="P6" style:family="paragraph" style:parent-style-name="Standard">
      <style:text-properties style:font-name="Verdana" fo:font-size="11pt" fo:language="en" fo:country="US" officeooo:rsid="00157276" officeooo:paragraph-rsid="00157276" style:font-size-asian="11pt" style:font-size-complex="11pt"/>
    </style:style>
    <style:style style:name="P7" style:family="paragraph" style:parent-style-name="Standard">
      <style:text-properties style:font-name="Verdana" fo:font-size="11pt" fo:language="en" fo:country="US" officeooo:rsid="0015e897" officeooo:paragraph-rsid="0015e897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1pt" fo:language="en" fo:country="US" style:text-underline-style="solid" style:text-underline-width="auto" style:text-underline-color="font-color" officeooo:rsid="0016bbaa" officeooo:paragraph-rsid="0016bbaa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11pt" fo:language="en" fo:country="US" style:text-underline-style="none" officeooo:rsid="001838da" officeooo:paragraph-rsid="001838da" style:font-size-asian="11pt" style:font-size-complex="11pt"/>
    </style:style>
    <style:style style:name="P10" style:family="paragraph" style:parent-style-name="Standard">
      <style:text-properties style:font-name="TeXGyreCursor" fo:font-size="11pt" fo:language="en" fo:country="US" officeooo:rsid="0013d3ae" officeooo:paragraph-rsid="0013d3ae" style:font-size-asian="11pt" style:font-size-complex="11pt"/>
    </style:style>
    <style:style style:name="P11" style:family="paragraph" style:parent-style-name="Standard">
      <style:text-properties style:font-name="TeXGyreCursor" fo:font-size="11pt" fo:language="en" fo:country="US" officeooo:rsid="00157276" officeooo:paragraph-rsid="00157276" style:font-size-asian="11pt" style:font-size-complex="11pt"/>
    </style:style>
    <style:style style:name="P12" style:family="paragraph" style:parent-style-name="Standard">
      <style:text-properties style:font-name="TeXGyreCursor" fo:font-size="11pt" fo:language="en" fo:country="US" officeooo:rsid="0015e897" officeooo:paragraph-rsid="0015e897" style:font-size-asian="11pt" style:font-size-complex="11pt"/>
    </style:style>
    <style:style style:name="P13" style:family="paragraph" style:parent-style-name="Standard">
      <style:text-properties style:font-name="TeXGyreCursor" fo:font-size="11pt" fo:language="en" fo:country="US" fo:font-weight="normal" officeooo:rsid="0013d3ae" officeooo:paragraph-rsid="0013d3ae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text-properties style:font-name="TeXGyreCursor" fo:font-size="11pt" fo:language="en" fo:country="US" officeooo:rsid="00129932" officeooo:paragraph-rsid="00129932" style:font-size-asian="11pt" style:font-size-complex="11pt"/>
    </style:style>
    <style:style style:name="P15" style:family="paragraph" style:parent-style-name="Standard">
      <style:text-properties style:font-name="Verdana" fo:font-size="11pt" fo:language="en" fo:country="US" officeooo:rsid="00129932" officeooo:paragraph-rsid="0013d3ae" style:font-size-asian="11pt" style:font-size-complex="11pt"/>
    </style:style>
    <style:style style:name="T1" style:family="text">
      <style:text-properties officeooo:rsid="0013d3ae"/>
    </style:style>
    <style:style style:name="T2" style:family="text">
      <style:text-properties officeooo:rsid="00157276"/>
    </style:style>
    <style:style style:name="T3" style:family="text">
      <style:text-properties officeooo:rsid="0016bbaa"/>
    </style:style>
    <style:style style:name="T4" style:family="text">
      <style:text-properties style:font-name="Verdana" fo:font-size="11pt" style:font-size-asian="11pt" style:font-size-complex="11pt"/>
    </style:style>
    <style:style style:name="T5" style:family="text">
      <style:text-properties style:font-name="Verdana" fo:font-size="11pt" officeooo:rsid="0013d3ae" style:font-size-asian="11pt" style:font-size-complex="11pt"/>
    </style:style>
    <style:style style:name="T6" style:family="text">
      <style:text-properties style:font-name="Verdana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Verdana" fo:font-size="11pt" fo:font-weight="normal" officeooo:rsid="0013d3ae" style:font-size-asian="11pt" style:font-weight-asian="normal" style:font-size-complex="11pt" style:font-weight-complex="normal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pplications of psmc to simulated data</text:p>
      <text:p text:style-name="P8"/>
      <text:p text:style-name="P9">Link for the tutorial:</text:p>
      <text:p text:style-name="P9">http://willyrv.github.io/tutorials/bioinformatics/ms-psmc.html</text:p>
      <text:p text:style-name="P3"/>
      <text:p text:style-name="P3">This is a simple tutorial showing how to use psmc to infer the parameters of the demographic history from full DNA sequences. We start by applying psmc to simulated data.</text:p>
      <text:p text:style-name="P3"/>
      <text:p text:style-name="P1"><text:span text:style-name="T4">For simulations we will use the software </text:span><text:span text:style-name="T6">ms</text:span><text:span text:style-name="T7"> (cite, website). You can download a compiled version of ms from here: (</text:span><text:a xlink:type="simple" xlink:href="http://wrodrigu.perso.math.cnrs.fr/GTPB/tutorial_psmc/ms" text:style-name="Internet_20_link" text:visited-style-name="Visited_20_Internet_20_Link"><text:span text:style-name="T7">http://wrodrigu.perso.math.cnrs.fr/GTPB/tutorial_psmc/ms</text:span></text:a><text:span text:style-name="T7">). </text:span><text:span text:style-name="T8">You need to verify that the file “ms” has execution permissions. In order to give execution permissions to the file type:</text:span></text:p>
      <text:p text:style-name="P4"/>
      <text:p text:style-name="P13">chmod 775 ./ms</text:p>
      <text:p text:style-name="P4"/>
      <text:p text:style-name="P3">Let's start from one simple simulation. We will generate the first dataset used in the Supplementary Materials of Li and Durbin (2011).</text:p>
      <text:p text:style-name="P3"/>
      <text:p text:style-name="P3"><text:span text:style-name="T3">1 -) </text:span>Run:</text:p>
      <text:list xml:id="list1438267925412718420" text:style-name="L1">
        <text:list-header>
          <text:p text:style-name="P14">./<text:span text:style-name="T1">m</text:span>s 2 100 -t 30000 -r 6000 30000000 -eN 0.01 0.1 -eN 0.06 1 -eN 0.2 0.5 -eN 1 1 -eN 2 2 -<text:span text:style-name="T1">p 8 </text:span><text:s/>&gt; sim1_results.ms</text:p>
        </text:list-header>
      </text:list>
      <text:p text:style-name="P3"><text:tab/></text:p>
      <text:p text:style-name="P1"><text:span text:style-name="T5">Normally this takes less than a minute and</text:span><text:span text:style-name="T4"> should produce one output file (called “sim1_results.ms”). Now we will use a python script to convert this ms output into the input file of psmc. You can download the script here (</text:span><text:a xlink:type="simple" xlink:href="http://wrodrigu.perso.math.cnrs.fr/GTPB/tutorial_psmc/ms2psmcfa.py" text:style-name="Internet_20_link" text:visited-style-name="Visited_20_Internet_20_Link"><text:span text:style-name="T5">http://wrodrigu.perso.math.cnrs.fr/GTPB/tutorial_psmc/ms2psmcfa.py</text:span></text:a><text:span text:style-name="T5">). The file must has execution permissions:</text:span></text:p>
      <text:p text:style-name="P10">chmod 775 ./ms2psmcfa.py</text:p>
      <text:p text:style-name="P5"/>
      <text:p text:style-name="P5"><text:span text:style-name="T3">2 - ) </text:span>Run:</text:p>
      <text:p text:style-name="P10">./ms2psmcfa.py ./sim1_results.ms &gt; sim1.psmcfa</text:p>
      <text:p text:style-name="P5"/>
      <text:p text:style-name="P5">This creates the file “sim1.psmcfa” wich is the input of psmc. (This step is also fast, less than a minute)</text:p>
      <text:p text:style-name="P5"/>
      <text:p text:style-name="P5">Now we can run the psmc analysis. </text:p>
      <text:p text:style-name="P6">Let's first try with the default parameters.</text:p>
      <text:p text:style-name="P6"/>
      <text:p text:style-name="P6"><text:span text:style-name="T3">3 - )</text:span>Run: </text:p>
      <text:p text:style-name="P11">./psmc -N25 -t15 -r5 -p 4+25*2+4+6 -o dem_history_sim1.psmc ./sim1.psmcfa</text:p>
      <text:p text:style-name="P6"/>
      <text:p text:style-name="P6">This is a <text:span text:style-name="T3">little bit</text:span> long (about 3 hours). You should have a file like this:</text:p>
      <text:p text:style-name="P2"><text:a xlink:type="simple" xlink:href="http://wrodrigu.perso.math.cnrs.fr/GTPB/tutorial_psmc/result_files/dem_history_sim1.psmc" text:style-name="Internet_20_link" text:visited-style-name="Visited_20_Internet_20_Link"><text:span text:style-name="T4">http://wrodrigu.perso.math.cnrs.fr/GTPB/tutorial_psmc/result_files/dem_history_sim1.psmc</text:span></text:a></text:p>
      <text:p text:style-name="P6"/>
      <text:p text:style-name="P6">Plot the result using the provided perl script:</text:p>
      <text:p text:style-name="P7">Once the psmc analysis is finished, you can plot the results by using one of the scripts provided with the psmc. You can download it from </text:p>
      <text:p text:style-name="P7">(https://github.com/lh3/psmc/blob/master/utils/psmc_plot.pl)</text:p>
      <text:p text:style-name="P7"/>
      <text:p text:style-name="P7"><text:span text:style-name="T3">4 -) </text:span>Run: </text:p>
      <text:p text:style-name="P12">./psmc_plot.pl ./dem_history ./<text:span text:style-name="T2">dem_history_sim1.psmc</text:span> </text:p>
      <text:p text:style-name="P7"/>
      <text:p text:style-name="P7">And you will finally get the inferred demographic histor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Cursor" svg:font-family="TeXGyreCurso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y </meta:initial-creator>
    <meta:creation-date>2015-06-16T02:37:20.760944793</meta:creation-date>
    <dc:date>2018-05-13T18:53:22.987900804</dc:date>
    <meta:editing-duration>PT7H45M41S</meta:editing-duration>
    <meta:editing-cycles>5</meta:editing-cycles>
    <meta:generator>LibreOffice/5.2.7.2$Linux_X86_64 LibreOffice_project/20m0$Build-2</meta:generator>
    <dc:creator>willy </dc:creator>
    <meta:document-statistic meta:table-count="0" meta:image-count="0" meta:object-count="0" meta:page-count="1" meta:paragraph-count="27" meta:word-count="309" meta:character-count="2070" meta:non-whitespace-character-count="1780"/>
  </office:meta>
</office:document-meta>
</file>